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py, assign, conv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 c=a; 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24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5" draw:layer="layout" svg:width="23.622cm" svg:height="15.893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;</text:span></text:p>
                  </text:list-item>
                  <text:list-item>
                    <text:p><text:span text:style-name="T15">Passing parameter by value;</text:span></text:p>
                  </text:list-item>
                  <text:list-item>
                    <text:p><text:span text:style-name="T15">Returning by value;</text:span></text:p>
                  </text:list-item>
                  <text:list-item>
                    <text:p><text:span text:style-name="T16">Assigning existing to existing.</text:span></text:p>
                  </text:list-item>
                </text:list>
              </text:list-item>
            </text:list>
            <text:p><text:span text:style-name="T17">Cases 1-3 are handled by</text:span><text:span text:style-name="T17"><text:line-break/></text:span><text:span text:style-name="T17"> <text:s text:c="11"/></text:span><text:span text:style-name="T18">copy constructor</text:span><text:span text:style-name="T19">;</text:span></text:p>
            <text:p><text:span text:style-name="T20">Case 4 is handled by </text:span></text:p>
            <text:p><text:span text:style-name="T20"><text:s text:c="12"/></text:span><text:span text:style-name="T21">assignment operator</text:span><text:span text:style-name="T20">.</text:span></text:p>
            <text:p><text:span text:style-name="T22">By default, both do </text:span><text:span text:style-name="T23">shallow 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Rule of Three</text:span></text:p>
          </draw:text-box>
        </draw:frame>
        <draw:frame draw:name="מציין מיקום טקסט 2" presentation:style-name="pr8" draw:text-style-name="P21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8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25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25">Copy constructor</text:span></text:p>
                      </text:list-item>
                      <text:list-item>
                        <text:p text:style-name="P19"><text:span text:style-name="T25">Destructor</text:span></text:p>
                      </text:list-item>
                      <text:list-item>
                        <text:p text:style-name="P19"><text:span text:style-name="T25">Operator =</text:span></text:p>
                      </text:list-item>
                    </text:list>
                  </text:list-item>
                  <text:list-item>
                    <text:p text:style-name="P18"><text:span text:style-name="T25">Or in other words:</text:span></text:p>
                  </text:list-item>
                </text:list>
              </text:list-item>
            </text:list>
            <text:p text:style-name="P20"><text:span text:style-name="T25">when you need one, you need all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5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draw:custom-shape draw:name="מלבן 1" draw:style-name="gr6" draw:text-style-name="P23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4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7" draw:layer="layout" svg:width="21.478cm" svg:height="3.181cm" svg:x="2.899cm" svg:y="-0.478cm" presentation:class="title" presentation:user-transformed="true">
          <draw:text-box>
            <text:p text:style-name="P16"><text:span text:style-name="T24">A skeleton for deep copy</text:span><text:span text:style-name="T26"> (folder 1)</text:span></text:p>
          </draw:text-box>
        </draw:frame>
        <draw:custom-shape draw:name="מלבן 4" draw:style-name="gr8" draw:text-style-name="P25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8" draw:layer="layout" svg:width="23.749cm" svg:height="18.926cm" svg:x="0.635cm" svg:y="0.124cm" presentation:class="outline" presentation:user-transformed="true">
          <draw:text-box>
            <text:p text:style-name="P26"><text:span text:style-name="T27"/></text:p>
            <text:p text:style-name="P26"><text:span text:style-name="T27"/></text:p>
            <text:p text:style-name="P26"><text:span text:style-name="T28">// Copy constructor</text:span></text:p>
            <text:p text:style-name="P26"><text:span text:style-name="T29">A (const A&amp; other) : </text:span><text:span text:style-name="T30">init</text:span><text:span text:style-name="T29"> {</text:span></text:p>
            <text:p text:style-name="P27"><text:span text:style-name="T31">copy_other(other);</text:span></text:p>
            <text:p text:style-name="P26"><text:span text:style-name="T29">}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28">// </text:span><text:span text:style-name="T33">Operator = </text:span><text:span text:style-name="T34"><text:s/></text:span></text:p>
            <text:p text:style-name="P26"><text:span text:style-name="T29">A&amp; operator=(const A&amp; other) {</text:span></text:p>
            <text:p text:style-name="P27"><text:span text:style-name="T29">if (this!=&amp;other) { </text:span><text:span text:style-name="T33">// preventing problems in a=a</text:span></text:p>
            <text:p text:style-name="P27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7"><text:span text:style-name="T31"><text:s text:c="2"/></text:span><text:span text:style-name="T31">copy_other(other);</text:span></text:p>
            <text:p text:style-name="P27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29" draw:layer="layout" svg:width="8.4cm" svg:height="10.798cm" svg:x="12.3cm" svg:y="3.097cm" presentation:class="outline" presentation:user-transformed="true">
          <draw:text-box>
            <text:p text:style-name="P26"><text:span text:style-name="T33">// Destructor</text:span></text:p>
            <text:p text:style-name="P26"><text:span text:style-name="T29">~A() {</text:span></text:p>
            <text:p text:style-name="P27"><text:span text:style-name="T35">clear();</text:span></text:p>
            <text:p text:style-name="P26"><text:span text:style-name="T29">}</text:span></text:p>
            <text:p text:style-name="P26"><text:span text:style-name="T27"/></text:p>
            <text:p text:style-name="P26"><text:span text:style-name="T27"/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2" draw:layer="layout" svg:width="21.478cm" svg:height="6.097cm" svg:x="1.899cm" svg:y="0.146cm" presentation:class="title" presentation:user-transformed="true">
          <draw:text-box>
            <text:p text:style-name="P16"><text:span text:style-name="T24">Conversions of types</text:span><text:span text:style-name="T24"><text:line-break/></text:span><text:span text:style-name="T24"><text:line-break/></text:span><text:span text:style-name="T38">done in two case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29" draw:layer="layout" svg:width="24.01cm" svg:height="15.006cm" svg:x="-0.101cm" svg:y="3.642cm" presentation:class="outline" presentation:user-transformed="true">
          <draw:text-box>
            <text:p text:style-name="P33"><text:span text:style-name="T27"/></text:p>
            <text:list text:style-name="L8">
              <text:list-item>
                <text:list>
                  <text:list-item>
                    <text:p text:style-name="P18"><text:span text:style-name="T27">Explicit casting;</text:span></text:p>
                  </text:list-item>
                  <text:list-item>
                    <text:p text:style-name="P18"><text:span text:style-name="T27">When a function gets </text:span><text:span text:style-name="T39">X</text:span><text:span text:style-name="T27"> type while it was expecting to get </text:span><text:span text:style-name="T40">Y</text:span><text:span text:style-name="T27"> type, and there is a casting 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0"><text:span text:style-name="T27"><text:tab/></text:span><text:span text:style-name="T27">void foo(</text:span><text:span text:style-name="T40">Y y</text:span><text:span text:style-name="T27">)</text:span></text:p>
            <text:p text:style-name="P20"><text:span text:style-name="T27"><text:tab/></text:span><text:span text:style-name="T27">...</text:span></text:p>
            <text:p text:style-name="P20"><text:span text:style-name="T39"><text:tab/></text:span><text:span text:style-name="T39">X x</text:span><text:span text:style-name="T27">;</text:span></text:p>
            <text:p text:style-name="P20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User defined conversion</text:span><text:span text:style-name="T41"> (folders 5,6)</text:span></text:p>
          </draw:text-box>
        </draw:frame>
        <draw:frame draw:name="מציין מיקום טקסט 2" presentation:style-name="pr14" draw:text-style-name="P29" draw:layer="layout" svg:width="24.01cm" svg:height="16.916cm" svg:x="0.754cm" svg:y="3.131cm" presentation:class="outline" presentation:user-transformed="true">
          <draw:text-box>
            <text:p text:style-name="P26"><text:span text:style-name="T27">class Fraction {</text:span></text:p>
            <text:p text:style-name="P27"><text:span text:style-name="T27">...</text:span></text:p>
            <text:p text:style-name="P27"><text:span text:style-name="T40">// double --&gt; Fraction conversion</text:span></text:p>
            <text:p text:style-name="P27"><text:span text:style-name="T40">Fraction (const double&amp; d) {</text:span></text:p>
            <text:p text:style-name="P34"><text:span text:style-name="T40">...</text:span></text:p>
            <text:p text:style-name="P27"><text:span text:style-name="T40">}</text:span></text:p>
            <text:p text:style-name="P27"><text:span text:style-name="T27">...</text:span></text:p>
            <text:p text:style-name="P27"><text:span text:style-name="T39">// Fraction --&gt; double conversion</text:span></text:p>
            <text:p text:style-name="P27"><text:span text:style-name="T39">operator double() const {</text:span></text:p>
            <text:p text:style-name="P34"><text:span text:style-name="T39">...</text:span></text:p>
            <text:p text:style-name="P27"><text:span text:style-name="T39">}</text:span></text:p>
            <text:p text:style-name="P27"><text:span text:style-name="T27">..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7" draw:layer="layout" svg:width="26.002cm" svg:height="4.573cm" svg:x="0.699cm" svg:y="0.545cm" presentation:class="title" presentation:user-transformed="true">
          <draw:text-box>
            <text:p text:style-name="P16"><text:span text:style-name="T24">Conversions danger: </text:span><text:span text:style-name="T24"><text:line-break/></text:span><text:span text:style-name="T24"><text:tab/></text:span><text:span text:style-name="T24">unexpected beha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29" draw:layer="layout" svg:width="24.01cm" svg:height="17.00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3"><text:span text:style-name="T45">// Did the user really wanted this?</text:span></text:p>
            <text:p text:style-name="P26"><text:span text:style-name="T43"/></text:p>
            <text:p text:style-name="P33"><text:span text:style-name="T46">The Vector and the size_t objects are not logically the same objects!</text:span></text:p>
            <text:p text:style-name="P26"><text:span text:style-name="T27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custom-shape draw:name="מציין מיקום של מספר שקופית 2" draw:style-name="gr10" draw:text-style-name="P35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2" draw:layer="layout" svg:width="21.653cm" svg:height="4.573cm" svg:x="0.699cm" svg:y="0.545cm" presentation:class="title" presentation:user-transformed="true">
          <draw:text-box>
            <text:p text:style-name="P16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29" draw:layer="layout" svg:width="24.01cm" svg:height="15.57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3"><text:span text:style-name="T43">sum(Vector{</text:span><text:span text:style-name="T44">i}</text:span><text:span text:style-name="T43">);</text:span><text:span text:style-name="T39"> </text:span><text:span text:style-name="T45">// compiles</text:span></text:p>
            <text:p text:style-name="P33"><text:span text:style-name="T45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6-04">4/6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53</meta:editing-cycles>
    <meta:print-date>2006-12-12T13:43:12</meta:print-date>
    <meta:creation-date>2002-10-18T11:19:22</meta:creation-date>
    <dc:date>2019-06-04T12:47:42.220797199</dc:date>
    <meta:editing-duration>P3DT8H18M57S</meta:editing-duration>
    <meta:generator>LibreOffice/6.1.5.2$Linux_X86_64 LibreOffice_project/10$Build-2</meta:generator>
    <dc:creator>Erel Segal-Halevi</dc:cre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